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2" text:outline-level="2">Chessboard ("My game")</text:h>
      <text:section text:style-name="Sect1" text:name="it1">
        <text:p text:style-name="Text_20_body">Hal's chessboard, source of infinite joy.</text:p>
      </text:section>
      <text:h text:style-name="Heading_20_2" text:outline-level="2">Fire extinguisher</text:h>
      <text:section text:style-name="Sect1" text:name="it2">
        <text:p text:style-name="Text_20_body">Stolen from a Space Patrol cruiser, this gadget is a real eye cand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>
      <style:paragraph-properties fo:margin="100%" fo:margin-left="1cm" fo:margin-right="0cm" fo:margin-top="0cm" fo:margin-bottom="0cm" fo:text-indent="0cm" style:auto-text-indent="false"/>
      <style:text-properties style:font-name="Consolas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2T14:29:12Z</meta:creation-date>
    <dc:date>2024-11-27T23:46:09.89</dc:date>
    <meta:document-statistic meta:table-count="0" meta:image-count="0" meta:object-count="0" meta:page-count="1" meta:paragraph-count="7" meta:word-count="35" meta:character-count="208"/>
    <meta:editing-duration>PT24S</meta:editing-duration>
    <meta:editing-cycles>1</meta:editing-cycles>
  </office:meta>
</office:document-meta>
</file>